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NEWLOMAN" svg:font-family="TIMESNEWLOMAN"/>
  </office:font-face-decls>
  <office:automatic-styles>
    <style:style style:name="P1" style:family="paragraph" style:parent-style-name="Standard">
      <style:paragraph-properties fo:text-align="center" style:justify-single-word="false"/>
      <style:text-properties officeooo:rsid="0003c21c" officeooo:paragraph-rsid="0003c21c"/>
    </style:style>
    <style:style style:name="P2" style:family="paragraph" style:parent-style-name="Standard">
      <style:paragraph-properties fo:text-align="start" style:justify-single-word="false"/>
      <style:text-properties officeooo:rsid="0003c21c" officeooo:paragraph-rsid="0003c21c"/>
    </style:style>
    <style:style style:name="P3" style:family="paragraph" style:parent-style-name="Standard">
      <style:paragraph-properties fo:text-align="start" style:justify-single-word="false"/>
      <style:text-properties officeooo:rsid="000403d6" officeooo:paragraph-rsid="0007381c"/>
    </style:style>
    <style:style style:name="T1" style:family="text">
      <style:text-properties officeooo:rsid="00060654"/>
    </style:style>
    <style:style style:name="T2" style:family="text">
      <style:text-properties officeooo:rsid="000738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21-03-07419</text:p>
      <text:p text:style-name="P1"/>
      <text:p text:style-name="P3">Yes, the method set_greetings is legal. Because it is declared in the base class greetings,and it is allowed to have methods with the protected visibility, which means it can be accessed by the subclasses (<text:span text:style-name="T1">j</text:span>edi and sick)</text:p>
      <text:p text:style-name="P3"/>
      <text:p text:style-name="P3"/>
      <text:p text:style-name="P3"/>
      <text:p text:style-name="P3"/>
      <text:p text:style-name="P3"/>
      <text:p text:style-name="P3"/>
      <text:p text:style-name="P3"/>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NEWLOMAN" svg:font-family="TIMESNEWL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7:54:50.024345729</meta:creation-date>
    <dc:date>2023-12-11T20:07:50.069956984</dc:date>
    <meta:editing-duration>PT2H12M57S</meta:editing-duration>
    <meta:editing-cycles>5</meta:editing-cycles>
    <meta:generator>LibreOffice/7.5.8.2$Linux_X86_64 LibreOffice_project/50$Build-2</meta:generator>
    <meta:document-statistic meta:table-count="0" meta:image-count="0" meta:object-count="0" meta:page-count="1" meta:paragraph-count="2" meta:word-count="38" meta:character-count="232" meta:non-whitespace-character-count="196"/>
  </office:meta>
</office:document-meta>
</file>